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Humanst521 BT" svg:font-family="'Humanst521 B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humans" svg:font-family="humans" style:font-family-generic="roman" style:font-pitch="variable"/>
    <style:font-face style:name="humans1" svg:font-family="hum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cm" fo:margin-bottom="0.176cm" style:contextual-spacing="false" fo:line-height="115%" fo:text-align="center" style:justify-single-word="false" fo:orphans="2" fo:widows="2"/>
    </style:style>
    <style:style style:name="P3" style:family="paragraph" style:parent-style-name="Standard">
      <style:paragraph-properties fo:line-height="115%" fo:text-align="end" style:justify-single-word="false" fo:orphans="2" fo:widows="2" fo:break-before="auto" fo:break-after="auto"/>
    </style:style>
    <style:style style:name="P4" style:family="paragraph" style:parent-style-name="Standard">
      <style:paragraph-properties fo:line-height="115%" fo:text-align="center" style:justify-single-word="false" fo:orphans="2" fo:widows="2"/>
      <style:text-properties fo:color="#999999" loext:opacity="100%" style:font-name="Arial" fo:font-size="8pt" style:font-name-asian="Arial2" style:font-size-asian="8pt" style:font-name-complex="Arial2" style:font-size-complex="8pt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23f765"/>
    </style:style>
    <style:style style:name="P6" style:family="paragraph" style:parent-style-name="Standard">
      <style:paragraph-properties fo:line-height="150%" fo:text-align="start" style:justify-single-word="false" fo:break-before="auto" fo:break-after="auto"/>
      <style:text-properties officeooo:paragraph-rsid="00299987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299987"/>
    </style:style>
    <style:style style:name="P8" style:family="paragraph" style:parent-style-name="Standard">
      <style:paragraph-properties fo:line-height="150%" fo:text-align="start" style:justify-single-word="false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3c17b8"/>
    </style:style>
    <style:style style:name="P10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style:font-name-asian="humans1" style:font-name-complex="humans1"/>
    </style:style>
    <style:style style:name="P11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fo:font-weight="normal" officeooo:paragraph-rsid="00295c9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4" style:family="paragraph" style:parent-style-name="Standard">
      <style:paragraph-properties fo:break-before="auto" fo:break-after="auto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5" style:family="paragraph" style:parent-style-name="Standard">
      <style:paragraph-properties fo:line-height="150%" fo:break-before="auto" fo:break-after="auto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6" style:family="paragraph" style:parent-style-name="Standard">
      <style:paragraph-properties fo:text-align="justify" style:justify-single-word="false" fo:break-before="auto" fo:break-after="auto"/>
      <style:text-properties fo:color="#000000" loext:opacity="100%" style:font-name="Arial1" fo:font-size="12pt" fo:font-weight="bold" style:font-name-asian="humans1" style:font-size-asian="12pt" style:font-weight-asian="bold" style:font-name-complex="humans1" style:font-size-complex="12pt"/>
    </style:style>
    <style:style style:name="P17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style:font-size-asian="12pt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Arial1" officeooo:paragraph-rsid="00299987"/>
    </style:style>
    <style:style style:name="P19" style:family="paragraph" style:parent-style-name="Standard">
      <style:paragraph-properties fo:line-height="150%" fo:text-align="start" style:justify-single-word="false" fo:break-before="auto" fo:break-after="auto"/>
      <style:text-properties fo:color="#000000" loext:opacity="100%" style:font-name="Arial1" officeooo:paragraph-rsid="00299987"/>
    </style:style>
    <style:style style:name="P20" style:family="paragraph" style:parent-style-name="Standard">
      <style:paragraph-properties fo:line-height="150%" fo:text-align="justify" style:justify-single-word="false" fo:break-before="auto" fo:break-after="auto"/>
      <style:text-properties fo:color="#000000" loext:opacity="100%" style:font-name="Arial1"/>
    </style:style>
    <style:style style:name="P21" style:family="paragraph" style:parent-style-name="Standard">
      <style:paragraph-properties fo:break-before="auto" fo:break-after="auto"/>
      <style:text-properties fo:color="#ff0000" loext:opacity="100%" style:font-name="Arial1" fo:font-size="12pt" style:font-name-asian="humans1" style:font-size-asian="12pt" style:font-name-complex="humans1" style:font-size-complex="12pt"/>
    </style:style>
    <style:style style:name="P22" style:family="paragraph" style:parent-style-name="Standard">
      <style:paragraph-properties fo:line-height="115%" fo:text-align="center" style:justify-single-word="false" fo:orphans="2" fo:widows="2" fo:break-before="auto" fo:break-after="auto"/>
      <style:text-properties style:font-name="Arial1"/>
    </style:style>
    <style:style style:name="P23" style:family="paragraph" style:parent-style-name="Standard">
      <style:paragraph-properties fo:line-height="115%" fo:text-align="justify" style:justify-single-word="false" fo:orphans="2" fo:widows="2" fo:break-before="auto" fo:break-after="auto"/>
      <style:text-properties style:font-name="Arial1" fo:font-weight="bold" style:font-name-asian="Arial2" style:font-weight-asian="bold" style:font-name-complex="Arial2"/>
    </style:style>
    <style:style style:name="P24" style:family="paragraph" style:parent-style-name="Standard">
      <style:paragraph-properties fo:text-align="start" style:justify-single-word="false"/>
      <style:text-properties style:font-name="Arial1" officeooo:paragraph-rsid="00295c95"/>
    </style:style>
    <style:style style:name="P25" style:family="paragraph" style:parent-style-name="Standard">
      <style:paragraph-properties fo:line-height="150%" fo:text-align="start" style:justify-single-word="false" fo:break-before="auto" fo:break-after="auto"/>
      <style:text-properties style:font-name="Arial1" officeooo:paragraph-rsid="00299987"/>
    </style:style>
    <style:style style:name="P26" style:family="paragraph" style:parent-style-name="Standard">
      <style:paragraph-properties fo:line-height="150%" fo:break-before="auto" fo:break-after="auto"/>
      <style:text-properties style:font-name="Arial1"/>
    </style:style>
    <style:style style:name="P27" style:family="paragraph" style:parent-style-name="Standard">
      <style:paragraph-properties fo:line-height="150%" fo:break-before="auto" fo:break-after="auto"/>
      <style:text-properties style:font-name="Arial1" fo:font-size="12pt" style:font-name-asian="humans1" style:font-size-asian="12pt" style:font-name-complex="humans1" style:font-size-complex="12pt"/>
    </style:style>
    <style:style style:name="P28" style:family="paragraph" style:parent-style-name="Standard">
      <style:paragraph-properties fo:line-height="150%"/>
      <style:text-properties style:font-name="Arial1" fo:font-size="12pt" style:font-name-asian="humans1" style:font-size-asian="12pt" style:font-name-complex="humans1" style:font-size-complex="12pt"/>
    </style:style>
    <style:style style:name="P29" style:family="paragraph" style:parent-style-name="Standard">
      <style:paragraph-properties fo:text-align="start" style:justify-single-word="false" fo:break-before="auto" fo:break-after="auto"/>
      <style:text-properties style:font-name="Arial1" fo:font-size="12pt" style:font-size-asian="12pt" style:font-size-complex="12pt"/>
    </style:style>
    <style:style style:name="P30" style:family="paragraph" style:parent-style-name="Standard">
      <style:paragraph-properties fo:line-height="150%" fo:break-before="auto" fo:break-after="auto"/>
      <style:text-properties style:font-name="Arial1" style:font-name-asian="humans1" style:font-name-complex="humans1"/>
    </style:style>
    <style:style style:name="P31" style:family="paragraph" style:parent-style-name="Standard" style:master-page-name="Standard">
      <style:paragraph-properties fo:text-align="justify" style:justify-single-word="false" style:page-number="1" fo:break-before="auto" fo:break-after="auto"/>
      <style:text-properties fo:color="#000000" loext:opacity="100%" style:text-line-through-style="none" style:text-line-through-type="none" style:font-name="Arial1" fo:font-size="12pt" fo:font-style="normal" style:text-underline-style="none" fo:font-weight="normal" style:font-name-asian="Humanst521 BT" style:font-size-asian="12pt" style:font-style-asian="normal" style:font-weight-asian="normal" style:font-name-complex="Humanst521 BT" style:font-size-complex="12pt"/>
    </style:style>
    <style:style style:name="P32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fo:font-weight="bold" officeooo:paragraph-rsid="003c17b8" style:font-name-asian="humans1" style:font-size-asian="12pt" style:font-weight-asian="bold" style:font-name-complex="humans1" style:font-size-complex="12pt"/>
    </style:style>
    <style:style style:name="P33" style:family="paragraph" style:parent-style-name="Standard">
      <style:paragraph-properties fo:line-height="150%" fo:break-before="auto" fo:break-after="auto"/>
      <style:text-properties fo:color="#000000" loext:opacity="100%" style:font-name="Arial1"/>
    </style:style>
    <style:style style:name="P34" style:family="paragraph" style:parent-style-name="Standard">
      <style:paragraph-properties fo:line-height="150%" fo:text-align="start" style:justify-single-word="false" fo:break-before="auto" fo:break-after="auto"/>
      <style:text-properties fo:color="#000000" loext:opacity="100%" style:font-name="Arial1" officeooo:paragraph-rsid="003caf4e"/>
    </style:style>
    <style:style style:name="P35" style:family="paragraph" style:parent-style-name="Standard">
      <style:paragraph-properties fo:line-height="150%"/>
      <style:text-properties style:font-name="Arial1" fo:font-size="12pt" style:font-name-asian="humans1" style:font-size-asian="12pt" style:font-name-complex="humans1" style:font-size-complex="12pt"/>
    </style:style>
    <style:style style:name="P36" style:family="paragraph" style:parent-style-name="Standard">
      <style:paragraph-properties fo:line-height="150%"/>
      <style:text-properties style:font-name="Arial1"/>
    </style:style>
    <style:style style:name="T1" style:family="text">
      <style:text-properties fo:color="#666666" loext:opacity="100%" style:font-name="Arial" fo:font-size="10pt" style:font-name-asian="Arial2" style:font-size-asian="10pt" style:font-name-complex="Arial2" style:font-size-complex="10pt"/>
    </style:style>
    <style:style style:name="T2" style:family="text">
      <style:text-properties fo:color="#666666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666666" loext:opacity="100%" style:font-name="Arial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T4" style:family="text">
      <style:text-properties fo:color="#c8102e" loext:opacity="100%" fo:font-size="16pt" fo:font-weight="bold" style:font-name-asian="Arial2" style:font-size-asian="16pt" style:font-weight-asian="bold" style:font-name-complex="Arial2" style:font-size-complex="16pt"/>
    </style:style>
    <style:style style:name="T5" style:family="text">
      <style:text-properties fo:color="#c8102e" loext:opacity="100%" fo:font-size="14pt" fo:font-weight="bold" fo:background-color="#cc0000" loext:char-shading-value="0" style:font-name-asian="Arial2" style:font-size-asian="14pt" style:font-weight-asian="bold" style:font-name-complex="Arial2" style:font-size-complex="14pt"/>
    </style:style>
    <style:style style:name="T6" style:family="text">
      <style:text-properties fo:color="#ff0000" loext:opacity="100%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7" style:family="text">
      <style:text-properties fo:color="#ff0000" loext:opacity="100%" fo:font-size="12pt" style:font-name-asian="humans1" style:font-size-asian="12pt" style:font-name-complex="humans1" style:font-size-complex="12pt"/>
    </style:style>
    <style:style style:name="T8" style:family="text">
      <style:text-properties fo:color="#ff0000" loext:opacity="100%" fo:font-size="12pt" officeooo:rsid="003ce176" style:font-name-asian="humans1" style:font-size-asian="12pt" style:font-name-complex="humans1" style:font-size-complex="12pt"/>
    </style:style>
    <style:style style:name="T9" style:family="text">
      <style:text-properties fo:color="#ff0000" loext:opacity="100%" style:font-name-asian="humans1" style:font-name-complex="humans1"/>
    </style:style>
    <style:style style:name="T10" style:family="text">
      <style:text-properties fo:color="#000000" loext:opacity="100%" fo:font-size="12pt" fo:font-weight="bold" officeooo:rsid="00295c95" style:font-name-asian="humans1" style:font-size-asian="12pt" style:font-weight-asian="bold" style:font-name-complex="humans1" style:font-size-complex="12pt"/>
    </style:style>
    <style:style style:name="T11" style:family="text">
      <style:text-properties fo:color="#000000" loext:opacity="100%" fo:font-size="12pt" style:font-name-asian="humans1" style:font-size-asian="12pt" style:font-name-complex="humans1" style:font-size-complex="12pt"/>
    </style:style>
    <style:style style:name="T12" style:family="text">
      <style:text-properties fo:color="#000000" loext:opacity="100%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13" style:family="text">
      <style:text-properties fo:color="#000000" loext:opacity="100%" style:font-name="Arial1" officeooo:rsid="00299987" style:font-name-asian="humans1" style:font-name-complex="humans1"/>
    </style:style>
    <style:style style:name="T14" style:family="text">
      <style:text-properties fo:color="#000000" loext:opacity="100%" style:font-name="Arial1" officeooo:rsid="00299987"/>
    </style:style>
    <style:style style:name="T15" style:family="text">
      <style:text-properties fo:color="#000000" loext:opacity="100%" style:font-name="Arial1" fo:font-size="12pt" fo:font-weight="bold" officeooo:rsid="00299987" style:font-name-asian="humans1" style:font-size-asian="12pt" style:font-weight-asian="bold" style:font-name-complex="humans1" style:font-size-complex="12pt"/>
    </style:style>
    <style:style style:name="T16" style:family="text">
      <style:text-properties fo:color="#000000" loext:opacity="100%" fo:font-weight="bold" officeooo:rsid="002c37bd" style:font-name-asian="humans1" style:font-weight-asian="bold" style:font-name-complex="humans1"/>
    </style:style>
    <style:style style:name="T17" style:family="text">
      <style:text-properties style:text-line-through-style="none" style:text-line-through-type="none" fo:font-size="12pt" fo:font-style="normal" style:text-underline-style="none" fo:font-weight="normal" style:font-name-asian="humans1" style:font-size-asian="12pt" style:font-style-asian="normal" style:font-weight-asian="normal" style:font-name-complex="humans1" style:font-size-complex="12pt"/>
    </style:style>
    <style:style style:name="T18" style:family="text">
      <style:text-properties fo:font-size="12pt" fo:font-weight="normal" style:font-name-asian="humans1" style:font-size-asian="12pt" style:font-weight-asian="normal" style:font-name-complex="humans1" style:font-size-complex="12pt" style:font-weight-complex="normal"/>
    </style:style>
    <style:style style:name="T19" style:family="text">
      <style:text-properties fo:font-size="12pt" style:font-name-asian="humans1" style:font-size-asian="12pt" style:font-name-complex="humans1" style:font-size-complex="12pt"/>
    </style:style>
    <style:style style:name="T20" style:family="text">
      <style:text-properties fo:font-size="12pt" officeooo:rsid="00299987" style:font-name-asian="humans1" style:font-size-asian="12pt" style:font-name-complex="humans1" style:font-size-complex="12pt"/>
    </style:style>
    <style:style style:name="T21" style:family="text">
      <style:text-properties fo:font-size="12pt" officeooo:rsid="003c59b9" style:font-name-asian="humans1" style:font-size-asian="12pt" style:font-name-complex="humans1" style:font-size-complex="12pt"/>
    </style:style>
    <style:style style:name="T22" style:family="text">
      <style:text-properties style:font-name-asian="humans1" style:font-name-complex="humans1"/>
    </style:style>
    <style:style style:name="T23" style:family="text">
      <style:text-properties fo:font-weight="normal" style:font-name-asian="humans1" style:font-weight-asian="normal" style:font-name-complex="humans1" style:font-weight-complex="normal"/>
    </style:style>
    <style:style style:name="T24" style:family="text">
      <style:text-properties style:font-name="Arial1" officeooo:rsid="0038ed64"/>
    </style:style>
    <style:style style:name="T25" style:family="text">
      <style:text-properties style:font-name="Arial1" officeooo:rsid="00374783"/>
    </style:style>
    <style:style style:name="T26" style:family="text">
      <style:text-properties style:font-name="Arial1" fo:font-size="12pt" officeooo:rsid="003c17b8" style:font-size-asian="12pt" style:font-size-complex="12pt"/>
    </style:style>
    <style:style style:name="T27" style:family="text">
      <style:text-properties style:font-name="Arial1" fo:font-size="12pt" fo:font-weight="bold" style:font-name-asian="humans1" style:font-size-asian="12pt" style:font-weight-asian="bold" style:font-name-complex="humans1" style:font-size-complex="12pt"/>
    </style:style>
    <number:number-style style:name="N2">
      <number:number number:decimal-places="2" number:min-decimal-places="2" number:min-integer-digits="1"/>
    </number:number-style>
    <number:number-style style:name="N10002" number:language="ca" number:country="ES">
      <number:number number:decimal-places="2" number:min-decimal-places="2"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variable-decls>
        <text:variable-decl office:value-type="float" text:name="donation_type_produc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XXXXXXXXX" text:name="py3o.objects.company_id.vat"/>
        <text:user-field-decl office:value-type="string" office:string-value="Barcelona" text:name="py3o.objects.company_id.city"/>
        <text:user-field-decl office:value-type="string" office:string-value="Nom du donateur" text:name="py3o.objects.partner_id.name"/>
        <text:user-field-decl office:value-type="string" office:string-value="NIF/DNI/NIE" text:name="py3o.objects.partner_id.vat"/>
        <text:user-field-decl office:value-type="string" office:string-value="Code Postal" text:name="py3o.objects.partner_id.zip"/>
        <text:user-field-decl office:value-type="string" office:string-value="Nom de l'entité" text:name="py3o.objects.company_id.name"/>
        <text:user-field-decl office:value-type="string" office:string-value="€" text:name="py3o.objects.currency_id.symbol"/>
        <text:user-field-decl office:value-type="string" office:string-value="Adresse" text:name="py3o.objects.partner_id.street"/>
        <text:user-field-decl office:value-type="float" office:value="0.001348132836" text:name="py3o.objects.donation_date"/>
        <text:user-field-decl office:value-type="float" office:value="0" text:name="py3o.objects.date"/>
        <text:user-field-decl office:value-type="float" office:value="0" text:name="py3o.objects.amount"/>
        <text:user-field-decl office:value-type="float" office:value="0" text:name="py3o.objects.amount_donation"/>
        <text:user-field-decl office:value-type="float" office:value="0" text:name="py3o.objects.amount_donation_in_kind_consu"/>
        <text:user-field-decl office:value-type="float" office:value="0" text:name="py3o.objects.amount_donation_in_kind_service"/>
        <text:user-field-decl office:value-type="string" office:string-value="Ville" text:name="py3o.objects.partner_id.city"/>
      </text:user-field-decls>
      <text:p text:style-name="P31"/>
      <text:p text:style-name="P22"><text:span text:style-name="T4">Certificat de don <text:s/></text:span><text:span text:style-name="T5"><text:s text:c="3"/></text:span></text:p>
      <text:p text:style-name="P23"/>
      <text:p text:style-name="P23">Certificat de don </text:p>
      <text:p text:style-name="P29"><text:span text:style-name="T16"/></text:p>
      <text:p text:style-name="P9"><text:a xlink:type="simple" xlink:href="py3o://if=%22objects.partner_id.is_company%22" text:style-name="Internet_20_link" text:visited-style-name="Visited_20_Internet_20_Link"><text:span text:style-name="T26">if="objects.partner_id.is_company"</text:span></text:a><text:span text:style-name="T27"><text:line-break/>Données d’identification de l’entité donatrice: </text:span></text:p>
      <text:p text:style-name="P9"><text:a xlink:type="simple" xlink:href="py3o:///if" text:style-name="Internet_20_link" text:visited-style-name="Visited_20_Internet_20_Link"><text:span text:style-name="T15">/if</text:span></text:a></text:p>
      <text:p text:style-name="P9"><text:a xlink:type="simple" xlink:href="py3o://if=%22not%20objects.partner_id.is_company%22" text:style-name="Internet_20_link" text:visited-style-name="Visited_20_Internet_20_Link"><text:span text:style-name="T26">if="not objects.partner_id.is_company"</text:span></text:a></text:p>
      <text:p text:style-name="P32">Données d'identification du donneur:</text:p>
      <text:p text:style-name="P9"><text:a xlink:type="simple" xlink:href="py3o:///if" text:style-name="Internet_20_link" text:visited-style-name="Visited_20_Internet_20_Link"><text:span text:style-name="T15">/if</text:span></text:a></text:p>
      <text:p text:style-name="P17"><text:span text:style-name="T22"><text:user-field-get text:name="py3o.objects.partner_id.name">Nom du donateur</text:user-field-get></text:span><text:span text:style-name="T22"><text:s text:c="4"/></text:span></text:p>
      <text:p text:style-name="P10"><text:user-field-get text:name="py3o.objects.partner_id.vat">NIF/DNI/NIE</text:user-field-get></text:p>
      <text:p text:style-name="P11"><text:user-field-get text:name="py3o.objects.partner_id.street">Adresse</text:user-field-get></text:p>
      <text:p text:style-name="P12"><text:user-field-get text:name="py3o.objects.partner_id.zip">Code Postal</text:user-field-get></text:p>
      <text:p text:style-name="P13"><text:user-field-get text:name="py3o.objects.partner_id.city">Ville</text:user-field-get></text:p>
      <text:p text:style-name="P14"/>
      <text:p text:style-name="P16"/>
      <text:p text:style-name="P33"><text:span text:style-name="T22">L'association </text:span><text:span text:style-name="T19"><text:user-field-get text:name="py3o.objects.company_id.name">Nom de l'entité</text:user-field-get></text:span><text:span text:style-name="T19"><text:s/>certifie avoir reçu un don de </text:span><text:span text:style-name="T19"><text:user-field-get text:name="py3o.objects.partner_id.name">Nom du donateur</text:user-field-get></text:span><text:span text:style-name="T19"><text:s/>présentant les caractéristiques suivantes:</text:span></text:p>
      <text:p text:style-name="P24"><text:span text:style-name="T10"/></text:p>
      <text:p text:style-name="P25"><text:span text:style-name="T19">- Dat</text:span><text:span text:style-name="T21">e</text:span><text:span text:style-name="T19">: </text:span><text:span text:style-name="T11"><text:user-field-get style:data-style-name="N10036" text:name="py3o.objects.donation_date">30/12/1899</text:user-field-get></text:span></text:p>
      <text:p text:style-name="P18"><text:span text:style-name="T19">- Montant du don total: </text:span><text:span text:style-name="T19"><text:user-field-get style:data-style-name="N10002" text:name="py3o.objects.amount">0,00</text:user-field-get></text:span><text:span text:style-name="T19"><text:s/></text:span><text:span text:style-name="T19"><text:user-field-get text:name="py3o.objects.currency_id.symbol">€</text:user-field-get></text:span></text:p>
      <text:p text:style-name="P5"><text:a xlink:type="simple" xlink:href="py3o://if=%22int(objects.amount_donation)!=0%22" text:style-name="Internet_20_link" text:visited-style-name="Visited_20_Internet_20_Link"><text:span text:style-name="T25">if="int(objects.amount_donation)!=0"</text:span></text:a></text:p>
      <text:p text:style-name="P34"><text:span text:style-name="T19">- Montant du don</text:span><text:span text:style-name="T22">: </text:span><text:span text:style-name="T22"><text:user-field-get style:data-style-name="N2" text:name="py3o.objects.amount_donation">0,00</text:user-field-get></text:span><text:span text:style-name="T22"><text:s/></text:span><text:span text:style-name="T22"><text:user-field-get text:name="py3o.objects.currency_id.symbol">€</text:user-field-get></text:span></text:p>
      <text:p text:style-name="P8"><text:a xlink:type="simple" xlink:href="py3o:///if" text:style-name="Internet_20_link" text:visited-style-name="Visited_20_Internet_20_Link"><text:span text:style-name="T13">/if</text:span></text:a></text:p>
      <text:p text:style-name="P6"><text:a xlink:type="simple" xlink:href="py3o://if=%22int(objects.amount_donation_in_kind_consu)!=0%22" text:style-name="Internet_20_link" text:visited-style-name="Visited_20_Internet_20_Link"><text:span text:style-name="T24">if="int(objects.amount_donation_in_kind_consu)!=0"</text:span></text:a></text:p>
      <text:p text:style-name="P19"><text:span text:style-name="T19">- </text:span><text:span text:style-name="T20">Montant du don en nature</text:span><text:span text:style-name="T22">: </text:span><text:span text:style-name="T22"><text:user-field-get style:data-style-name="N2" text:name="py3o.objects.amount_donation_in_kind_consu">0,00</text:user-field-get></text:span><text:span text:style-name="T22"><text:s/></text:span><text:span text:style-name="T22"><text:user-field-get text:name="py3o.objects.currency_id.symbol">€</text:user-field-get></text:span></text:p>
      <text:p text:style-name="P7"><text:a xlink:type="simple" xlink:href="py3o:///if" text:style-name="Internet_20_link" text:visited-style-name="Visited_20_Internet_20_Link"><text:span text:style-name="T14">/if</text:span></text:a></text:p>
      <text:p text:style-name="P7"><text:a xlink:type="simple" xlink:href="py3o://if=%22int(objects.amount_donation_in_kind_service)!=0%22" text:style-name="Internet_20_link" text:visited-style-name="Visited_20_Internet_20_Link"><text:span text:style-name="T24">if="int(objects.amount_donation_in_kind_service)!=0"</text:span></text:a></text:p>
      <text:p text:style-name="P19"><text:span text:style-name="T19">- </text:span><text:span text:style-name="T20">Montant du don en service</text:span><text:span text:style-name="T22">: </text:span><text:span text:style-name="T22"><text:user-field-get style:data-style-name="N2" text:name="py3o.objects.amount_donation_in_kind_service">0,00</text:user-field-get></text:span><text:span text:style-name="T22"><text:s/></text:span><text:span text:style-name="T22"><text:user-field-get text:name="py3o.objects.currency_id.symbol">€</text:user-field-get></text:span></text:p>
      <text:p text:style-name="P7"><text:a xlink:type="simple" xlink:href="py3o:///if" text:style-name="Internet_20_link" text:visited-style-name="Visited_20_Internet_20_Link"><text:span text:style-name="T13">/if</text:span></text:a></text:p>
      <text:p text:style-name="P27">Et qu'il sera destiné à l'objet suivant pour la réalisation du but spécifique et connu du donateur:</text:p>
      <text:p text:style-name="P21">________________________________________________________________________________________________________________________________________________<text:soft-page-break/>_______________________________________________________________________________________</text:p>
      <text:p text:style-name="P27"/>
      <text:p text:style-name="P28"><text:line-break/>En outre, l'entité certifie le caractère irrévocable du don, sans préjudice de ce qui est établi dans les règles civiles impératives qui régissent la révocation des dons.</text:p>
      <text:p text:style-name="P28"/>
      <text:p text:style-name="P36"><text:span text:style-name="T19">Et pour mémoire, je</text:span><text:span text:style-name="T18">, </text:span><text:span text:style-name="T6">Nom du responsable de l'entité</text:span><text:span text:style-name="T23">,</text:span><text:span text:style-name="T18"> avec pièce d'identité </text:span><text:span text:style-name="T6">XXXXXXX</text:span><text:span text:style-name="T19">, en tant que représentant de l'entité, je signe ce certificat.</text:span></text:p>
      <text:p text:style-name="P30"/>
      <text:p text:style-name="P26"><text:span text:style-name="T7">Nom et prénom <text:s text:c="31"/></text:span><text:span text:style-name="T9">S</text:span><text:span text:style-name="T7">ignatur</text:span><text:span text:style-name="T8">e</text:span><text:span text:style-name="T7"> <text:s text:c="30"/></text:span><text:span text:style-name="T8">Position</text:span></text:p>
      <text:p text:style-name="P15"/>
      <text:p text:style-name="P20"><text:span text:style-name="T17"><text:user-field-get text:name="py3o.objects.company_id.city">Barcelona</text:user-field-get></text:span><text:span text:style-name="T17">, </text:span><text:span text:style-name="T17"><text:user-field-get style:data-style-name="N10036" text:name="py3o.objects.date">30/12/1899</text:user-field-get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Humanst521 BT" svg:font-family="'Humanst521 B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humans" svg:font-family="humans" style:font-family-generic="roman" style:font-pitch="variable"/>
    <style:font-face style:name="humans1" svg:font-family="hum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break-before="auto" fo:break-after="auto" fo:keep-with-next="always"/>
      <style:text-properties fo:color="#808080" loext:opacity="100%"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666666" loext:opacity="100%" style:font-name="Arial" fo:font-family="Arial" style:font-family-generic="roman" style:font-pitch="variable" fo:font-size="10pt" style:text-underline-style="solid" style:text-underline-width="auto" style:text-underline-color="font-color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2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12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12P0"/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top="0cm" fo:margin-bottom="0.176cm" style:contextual-spacing="false" fo:line-height="115%" fo:text-align="center" style:justify-single-word="false" fo:orphans="2" fo:widows="2"/>
    </style:style>
    <style:style style:name="MP3" style:family="paragraph" style:parent-style-name="Standard">
      <style:paragraph-properties fo:line-height="115%" fo:text-align="center" style:justify-single-word="false" fo:orphans="2" fo:widows="2"/>
      <style:text-properties fo:color="#999999" loext:opacity="100%" style:font-name="Arial" fo:font-size="8pt" style:font-name-asian="Arial2" style:font-size-asian="8pt" style:font-name-complex="Arial2" style:font-size-complex="8pt"/>
    </style:style>
    <style:style style:name="MP4" style:family="paragraph" style:parent-style-name="Standard">
      <style:paragraph-properties fo:line-height="115%" fo:text-align="end" style:justify-single-word="false" fo:orphans="2" fo:widows="2" fo:break-before="auto" fo:break-after="auto"/>
    </style:style>
    <style:style style:name="MT1" style:family="text">
      <style:text-properties fo:color="#666666" loext:opacity="100%" style:font-name="Arial" fo:font-size="10pt" style:font-name-asian="Arial2" style:font-size-asian="10pt" style:font-name-complex="Arial2" style:font-size-complex="10pt"/>
    </style:style>
    <style:style style:name="MT2" style:family="text">
      <style:text-properties fo:color="#666666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MT3" style:family="text">
      <style:text-properties fo:color="#666666" loext:opacity="100%" style:font-name="Arial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page-layout style:name="Mpm1">
      <style:page-layout-properties fo:page-width="21.001cm" fo:page-height="29.7cm" style:num-format="1" style:print-orientation="portrait" fo:margin-top="2cm" fo:margin-bottom="1.191cm" fo:margin-left="2cm" fo:margin-right="2cm" style:writing-mode="lr-tb" style:layout-grid-color="#c0c0c0" style:layout-grid-lines="23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1.808cm" fo:margin-left="0cm" fo:margin-right="0cm" fo:margin-top="1.70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Aquest document és una plantilla de documentació associativa elaborada pel </text:span><text:span text:style-name="MT2">Centre de Recursos per a les Associacions Juvenils de Barcelona (CRAJ)</text:span><text:span text:style-name="MT1">. Trobareu aquesta i moltes més a </text:span><text:a xlink:type="simple" xlink:href="https://www.crajbcn.cat/informacio" text:style-name="ListLabel_20_1" text:visited-style-name="ListLabel_20_1"><text:span text:style-name="MT3">crajbcn.cat</text:span></text:a><text:span text:style-name="MT1">. Per a més informació podeu contactar-nos a </text:span><text:span text:style-name="MT2">info@crajbcn.cat</text:span><text:span text:style-name="MT1"> o al </text:span><text:span text:style-name="MT2">93 265 52 17</text:span><text:span text:style-name="MT1">.</text:span></text:p>
        <text:p text:style-name="MP3">Darrera data d’actualització: juliol 2022</text:p>
        <text:p text:style-name="MP4"><text:page-number text:select-page="current">2</text:page-number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2-18T16:57:23.195000000</dc:date>
    <meta:editing-duration>P1DT4H36M33S</meta:editing-duration>
    <meta:editing-cycles>31</meta:editing-cycles>
    <meta:document-statistic meta:table-count="0" meta:image-count="0" meta:object-count="0" meta:page-count="2" meta:paragraph-count="33" meta:word-count="206" meta:character-count="1737" meta:non-whitespace-character-count="1490"/>
  </office:meta>
</office:document-meta>
</file>